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list-style-name="WW_OutlineListStyle" style:family="paragraph">
      <style:paragraph-properties fo:break-before="page"/>
    </style:style>
    <style:style style:name="P2" style:parent-style-name="Normal" style:family="paragraph">
      <style:text-properties style:font-name="Times New Roman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Times New Roman"/>
    </style:style>
    <style:style style:name="P5" style:parent-style-name="Normal" style:family="paragraph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P7" style:parent-style-name="Normal" style:family="paragraph"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  <style:style style:name="P10" style:parent-style-name="Normal" style:family="paragraph">
      <style:text-properties style:font-name="Times New Roman"/>
    </style:style>
    <style:style style:name="P11" style:parent-style-name="Normal" style:family="paragraph">
      <style:text-properties style:font-name="Times New Roman"/>
    </style:style>
    <style:style style:name="P12" style:parent-style-name="Normal" style:family="paragraph">
      <style:text-properties style:font-name="Times New Roman"/>
    </style:style>
    <style:style style:name="P13" style:parent-style-name="Normal" style:family="paragraph">
      <style:text-properties style:font-name="Times New Roman"/>
    </style:style>
    <style:style style:name="P14" style:parent-style-name="Normal" style:family="paragraph">
      <style:text-properties style:font-name="Times New Roman"/>
    </style:style>
    <style:style style:name="P15" style:parent-style-name="Normal" style:family="paragraph">
      <style:text-properties style:font-name="Times New Roman"/>
    </style:style>
    <style:style style:name="P16" style:parent-style-name="Normal" style:family="paragraph">
      <style:text-properties style:font-name="Times New Roman"/>
    </style:style>
    <style:style style:name="P17" style:parent-style-name="Normal" style:family="paragraph">
      <style:text-properties style:font-name="Times New Roman"/>
    </style:style>
    <style:style style:name="P18" style:parent-style-name="Normal" style:family="paragraph">
      <style:text-properties style:font-name="Times New Roman"/>
    </style:style>
    <style:style style:name="P19" style:parent-style-name="Normal" style:family="paragraph">
      <style:text-properties style:font-name="Times New Roman"/>
    </style:style>
    <style:style style:name="P20" style:parent-style-name="Normal" style:family="paragraph">
      <style:text-properties style:font-name="Times New Roman"/>
    </style:style>
    <style:style style:name="P21" style:parent-style-name="Normal" style:family="paragraph">
      <style:text-properties style:font-name="Times New Roman"/>
    </style:style>
    <style:style style:name="P22" style:parent-style-name="Normal" style:family="paragraph">
      <style:text-properties style:font-name="Times New Roman"/>
    </style:style>
    <style:style style:name="P23" style:parent-style-name="Normal" style:family="paragraph">
      <style:text-properties style:font-name="Times New Roman"/>
    </style:style>
    <style:style style:name="P24" style:parent-style-name="Normal" style:family="paragraph">
      <style:text-properties style:font-name="Times New Roman"/>
    </style:style>
    <style:style style:name="P25" style:parent-style-name="Normal" style:family="paragraph">
      <style:text-properties style:font-name="Times New Roman"/>
    </style:style>
    <style:style style:name="P26" style:parent-style-name="Normal" style:family="paragraph">
      <style:text-properties style:font-name="Times New Roman"/>
    </style:style>
    <style:style style:name="P27" style:parent-style-name="Normal" style:family="paragraph">
      <style:text-properties style:font-name="Times New Roman"/>
    </style:style>
    <style:style style:name="P28" style:parent-style-name="Normal" style:family="paragraph">
      <style:text-properties style:font-name="Times New Roman"/>
    </style:style>
    <style:style style:name="P29" style:parent-style-name="Normal" style:family="paragraph">
      <style:text-properties style:font-name="Times New Roman"/>
    </style:style>
  </office:automatic-styles>
  <office:body>
    <office:text text:use-soft-page-breaks="true">
      <text:h text:style-name="P1" text:outline-level="1">Java</text:h>
      <text:p text:style-name="Normal">---------------Java SEE----------------------</text:p>
      <text:p text:style-name="P2">C’est quoi une class abstract et class final  ?</text:p>
      <text:p text:style-name="P3">La diff entre class abstract et interface ?</text:p>
      <text:p text:style-name="P4">L’id d’un objet en java dans la Jvm ?</text:p>
      <text:p text:style-name="P5">C’est quoi paramètre Static ?</text:p>
      <text:p text:style-name="P6">La diff entre polymorphisme et héritage ?</text:p>
      <text:p text:style-name="P7">On peut instancier une class final ?</text:p>
      <text:p text:style-name="P8">On peut hériter une class abstract ?</text:p>
      <text:p text:style-name="P9">La diff entre surcharge et redéfinition ?<text:s/></text:p>
      <text:p text:style-name="P10">On peut avoir un constructeur privé et justification votre réponse ?</text:p>
      <text:p text:style-name="P11">Constructeur par défaut ?</text:p>
      <text:p text:style-name="P12">C’est la diff entre Exception et Exception Runtime ?</text:p>
      <text:p text:style-name="P13">C’est quoi la diff entre throw et throws ?</text:p>
      <text:p text:style-name="P14">On peut avoir this() dans constructeur ?</text:p>
      <text:p text:style-name="P15"/>
      <text:p text:style-name="P16">-------Maven-------</text:p>
      <text:p text:style-name="P17">C’est quoi Maven ?</text:p>
      <text:p text:style-name="P18">C est quoi un artéfact ?</text:p>
      <text:p text:style-name="P19">C’est quoi un module en Maven ?</text:p>
      <text:p text:style-name="P20">Comment on communique avec les modules ?</text:p>
      <text:p text:style-name="P21"/>
      <text:p text:style-name="P22">-----JEE---------------------------------------</text:p>
      <text:p text:style-name="P23">C’est quoi servlet et JSP, *taglibs(en jee ) ?</text:p>
      <text:p text:style-name="P24">La diff entre POST et GET (méthodes des formulaires) ?</text:p>
      <text:p text:style-name="P25">La diff entre session et cokkies</text:p>
      <text:p text:style-name="P26">C’est quoi middleware ?</text:p>
      <text:p text:style-name="P27">C’est quoi listener ?</text:p>
      <text:p text:style-name="P28">C’est quoi le DAO * ?</text:p>
      <text:p text:style-name="P29">Architecture n tiers * ?</text:p>
      <text:p text:style-name="Normal">--------------Spring --------------</text:p>
      <text:p text:style-name="Normal">Comment on fait injection des dépendances en spring ?<text:s/></text:p>
      <text:soft-page-break/>
      <text:p text:style-name="Normal">C’est quoi API créative ?</text:p>
      <text:p text:style-name="Normal">Quelque annotation de <text:s/>spirng ?</text:p>
      <text:p text:style-name="Normal">------Test</text:p>
      <text:p text:style-name="Normal">Comment on savoir que une méthode est une méthode de test ?</text:p>
      <text:p text:style-name="Normal">------Git</text:p>
      <text:p text:style-name="Normal">C’est quoi git<text:s/></text:p>
      <text:p text:style-name="Normal">La diff entre git push et pull ?</text:p>
      <text:p text:style-name="Normal">C’est quoi git rebase  , git cherry-pick,git merge ?</text:p>
      <text:p text:style-name="Normal"/>
      <text:p text:style-name="Normal">C’est quoi CI/CD ?</text:p>
      <text:p text:style-name="Normal">C’est quoi Jenkins ?</text:p>
      <text:p text:style-name="Normal">C’est quoi sonar ?</text:p>
      <text:p text:style-name="Normal"/>
      <text:p text:style-name="Normal">-----Design pattern---------</text:p>
      <text:p text:style-name="Normal">Citez quelque design pattern<text:s/></text:p>
      <text:p text:style-name="Normal">Ecrire le design pattern<text:s/>singleton</text:p>
      <text:p text:style-name="Normal">-----Algorithme</text:p>
      <text:p text:style-name="Normal">Correction d’un algo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outline-level-style>
      <text:outline-level-style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outline-level-style>
      <text:outline-level-style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outline-level-style>
      <text:outline-level-style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outline-level-style>
      <text:outline-level-style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outline-level-style>
      <text:outline-level-style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outline-level-style>
      <text:outline-level-style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outline-level-style>
      <text:outline-level-style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Frikal</meta:initial-creator>
    <dc:creator>Ahmed Frikal</dc:creator>
    <meta:creation-date>2024-01-03T19:54:00Z</meta:creation-date>
    <dc:date>2024-01-03T21:42:00Z</dc:date>
    <meta:template xlink:href="Normal" xlink:type="simple"/>
    <meta:editing-cycles>2</meta:editing-cycles>
    <meta:editing-duration>PT420S</meta:editing-duration>
    <meta:document-statistic meta:page-count="2" meta:paragraph-count="3" meta:word-count="238" meta:character-count="1546" meta:row-count="10" meta:non-whitespace-character-count="1311"/>
  </office:meta>
</office:document-meta>
</file>